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057840" officeooo:paragraph-rsid="00057840"/>
    </style:style>
    <style:style style:name="P3" style:family="paragraph" style:parent-style-name="Heading_20_1">
      <style:paragraph-properties fo:text-align="center" style:justify-single-word="false"/>
    </style:style>
    <style:style style:name="T1" style:family="text">
      <style:text-properties officeooo:rsid="0007a997"/>
    </style:style>
    <style:style style:name="T2" style:family="text">
      <style:text-properties officeooo:rsid="000897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Ámbito del proyecto</text:h>
      <text:p text:style-name="P1"/>
      <text:p text:style-name="P2"><text:span text:style-name="T1">Ya que algunos jóvenes por miedo a que las personas se enteren de su trastorno y que este sea rechazado por los demás y sea discriminado, algunos jóvenes es por eso motivos se refugian en su cuarto haciendo mas grande la problemática, es ahí en donde entra anorexica un a app que ofrece consejos y recetas nutrientes ademas de animar a las personas. <text:s/></text:span>El software a construir tiene, como objetivo principal, apoyar a la salud nutricional, la salud de las y los jóvenes sirviendo como guiá para tener una buena alimentación. Se pretende automatizar, fundamentalmente el monitoreo de la salud del paciente, <text:span text:style-name="T1">proporcionando información y consejos de salud y una nutrición balanceada. En cuanto a los usuarios o al paciente se le debe facilitar el acceso a este app para tener información segura y sin temor a la seguridad. Se tiene contemplado la posibilidad de agregar correo electrónico de alguna institución que se encargan de resolver estos trastornos en caso de que el cliente tenga alguna duda, Se tiene contemplado también agregar gráficos y historiales médicos de los pacientes y de como ben esta app. Esta app como fue mencionado sera unicamente para atender y </text:span><text:span text:style-name="T2">revenir la anorexia. </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0T19:57:45.552000000</meta:creation-date>
    <dc:date>2021-10-21T08:59:47.550000000</dc:date>
    <meta:editing-duration>PT1H28M45S</meta:editing-duration>
    <meta:editing-cycles>3</meta:editing-cycles>
    <meta:generator>LibreOffice/6.4.4.2$Linux_X86_64 LibreOffice_project/40$Build-2</meta:generator>
    <meta:document-statistic meta:table-count="0" meta:image-count="0" meta:object-count="0" meta:page-count="1" meta:paragraph-count="2" meta:word-count="201" meta:character-count="1205" meta:non-whitespace-character-count="1004"/>
  </office:meta>
</office:document-meta>
</file>